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WW8Num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12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EditarCadastroPróprio</text:p>
      <text:p text:style-name="P7"/>
      <text:h text:style-name="P13" text:outline-level="1">Breve Descrição</text:h>
      <text:p text:style-name="P6"><text:s text:c="4"/>O caso de uso EditarCadastroPróprio permite ao usuário editar os dados do seu cadastro, com exceção de seu nível de acesso (Catalogador, Revisor, Gerente ou Administrador) e o status do seu cadastro (Ativo, inativo). </text:p>
      <text:h text:style-name="P13" text:outline-level="1">Breve Descrição dos Atores</text:h>
      <text:p text:style-name="P6"><text:s text:c="4"/>Usuário: O usuário (Catalogador, Revisor, Gerente ou Administrador) edita os dados do seu cadastro, com exceção do nível de acesso e o status do seu cadastro.</text:p>
      <text:h text:style-name="P13" text:outline-level="1">Pré-condições </text:h>
      <text:p text:style-name="P6"><text:s text:c="4"/>O usuário está logado no sistema.</text:p>
      <text:h text:style-name="P13" text:outline-level="1">Fluxo Básico de eventos</text:h>
      <text:list xml:id="list40596217" text:style-name="WW8Num7">
        <text:list-item>
          <text:p text:style-name="P9"><text:s text:c="3"/>O usuário seleciona a opção “Editar Meu Cadastro”;</text:p>
        </text:list-item>
        <text:list-item>
          <text:p text:style-name="P8"><text:span text:style-name="T3"><text:s text:c="3"/>O sistema </text:span><text:span text:style-name="T4">carrega os dados do usuário que podem ser editados</text:span><text:span text:style-name="T3">;</text:span></text:p>
        </text:list-item>
        <text:list-item>
          <text:p text:style-name="P12"><text:s text:c="3"/>O usuário altera seus dados;</text:p>
        </text:list-item>
        <text:list-item>
          <text:p text:style-name="P9"><text:s text:c="3"/>O sistema salva as alterações;</text:p>
        </text:list-item>
        <text:list-item>
          <text:p text:style-name="P9"><text:s text:c="3"/>O caso de uso termina.</text:p>
          <text:p text:style-name="P10"/>
        </text:list-item>
      </text:list>
      <text:h text:style-name="P13" text:outline-level="1">Pós-condições</text:h>
      <text:h text:style-name="P14" text:outline-level="2" text:is-list-header="true">Fluxo Básico: Os dados do usuário foram alterados.</text:h>
      <text:h text:style-name="P13" text:outline-level="1">Requisitos especiais</text:h>
      <text:p text:style-name="Standard"><text:span text:style-name="T5"><text:s text:c="13"/></text:span><text:span text:style-name="T3">Performance: A resposta do sistema para a busca do usuário deve ser realizada em até 1 segun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32</meta:editing-cycles>
    <meta:editing-duration>PT04H04M01S</meta:editing-duration>
    <meta:generator>BrOffice.org/3.2$Win32 OpenOffice.org_project/320m12$Build-9483</meta:generator>
    <dc:date>2011-02-03T20:57:44.73</dc:date>
    <meta:document-statistic meta:table-count="2" meta:image-count="1" meta:object-count="0" meta:page-count="1" meta:paragraph-count="24" meta:word-count="182" meta:character-count="1096"/>
  </office:meta>
</office:document-meta>
</file>